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estCaller.FilterTestCaller( Filter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Caller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Caller.setTestCaseFields( TestCase theTest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